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style:font-name="Source Code Pro Medium" fo:font-size="10pt" officeooo:rsid="001acb99" officeooo:paragraph-rsid="001ba371" style:font-size-asian="10pt" style:font-size-complex="10pt"/>
    </style:style>
    <style:style style:name="P3" style:family="paragraph" style:parent-style-name="Standard">
      <style:text-properties style:font-name="Source Code Pro Medium" fo:font-size="10pt" officeooo:rsid="001dd936" officeooo:paragraph-rsid="001dd936" style:font-size-asian="10pt" style:font-size-complex="10pt"/>
    </style:style>
    <style:style style:name="P4" style:family="paragraph" style:parent-style-name="Standard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P5" style:family="paragraph" style:parent-style-name="Preformatted_20_Text">
      <style:text-properties style:font-name="Source Code Pro Medium" officeooo:paragraph-rsid="001dd936"/>
    </style:style>
    <style:style style:name="P6" style:family="paragraph" style:parent-style-name="Standard">
      <style:text-properties officeooo:paragraph-rsid="001ba371"/>
    </style:style>
    <style:style style:name="P7" style:family="paragraph" style:parent-style-name="Text_20_body">
      <style:text-properties officeooo:paragraph-rsid="001dd936"/>
    </style:style>
    <style:style style:name="P8" style:family="paragraph" style:parent-style-name="Preformatted_20_Text">
      <style:text-properties officeooo:paragraph-rsid="001dd936"/>
    </style:style>
    <style:style style:name="P9" style:family="paragraph" style:parent-style-name="Standard">
      <style:text-properties officeooo:paragraph-rsid="001dd936"/>
    </style:style>
    <style:style style:name="P10" style:family="paragraph" style:parent-style-name="Heading_20_1">
      <style:text-properties style:font-name="P052" officeooo:rsid="001acb99" officeooo:paragraph-rsid="001acb99"/>
    </style:style>
    <style:style style:name="P11" style:family="paragraph" style:parent-style-name="Heading_20_2">
      <style:text-properties style:font-name="P052"/>
    </style:style>
    <style:style style:name="P12" style:family="paragraph" style:parent-style-name="Heading_20_2">
      <style:text-properties style:font-name="P052" officeooo:paragraph-rsid="001dd936"/>
    </style:style>
    <style:style style:name="P13" style:family="paragraph" style:parent-style-name="Preformatted_20_Text">
      <style:text-properties officeooo:paragraph-rsid="001dd936"/>
    </style:style>
    <style:style style:name="P14" style:family="paragraph" style:parent-style-name="Preformatted_20_Text">
      <style:paragraph-properties fo:margin-top="0in" fo:margin-bottom="0.1965in" style:contextual-spacing="false"/>
    </style:style>
    <style:style style:name="P15" style:family="paragraph" style:parent-style-name="Standard">
      <style:text-properties officeooo:paragraph-rsid="001dd936"/>
    </style:style>
    <style:style style:name="P16" style:family="paragraph" style:parent-style-name="Standard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Source Code Pro Medium" fo:font-size="10pt" officeooo:rsid="001acb99" officeooo:paragraph-rsid="001ba371" style:font-size-asian="10pt" style:font-size-complex="10pt"/>
    </style:style>
    <style:style style:name="P18" style:family="paragraph" style:parent-style-name="Standard">
      <style:text-properties style:font-name="Source Code Pro Medium" fo:font-size="10pt" officeooo:rsid="001dd936" officeooo:paragraph-rsid="001dd936" style:font-size-asian="10pt" style:font-size-complex="10pt"/>
    </style:style>
    <style:style style:name="T1" style:family="text">
      <style:text-properties style:font-name="P052"/>
    </style:style>
    <style:style style:name="T2" style:family="text">
      <style:text-properties style:font-name="P052" officeooo:rsid="001dd936"/>
    </style:style>
    <style:style style:name="T3" style:family="text">
      <style:text-properties style:font-name="P052" officeooo:rsid="0021ab44"/>
    </style:style>
    <style:style style:name="T4" style:family="text">
      <style:text-properties officeooo:rsid="001dd936"/>
    </style:style>
    <style:style style:name="T5" style:family="text">
      <style:text-properties style:font-name="Source Code Pro Medium" fo:font-weight="normal" style:font-weight-asian="normal" style:font-weight-complex="normal"/>
    </style:style>
    <style:style style:name="T6" style:family="text">
      <style:text-properties officeooo:rsid="0021ab4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Source Code Pro Medium"/>
    </style:style>
    <style:style style:name="T9" style:family="text">
      <style:text-properties style:font-name="Source Code Pro Medium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Assignment - <text:span text:style-name="T6">5</text:span></text:h>
      <text:p text:style-name="P1"/>
      <text:p text:style-name="P9"><text:span text:style-name="T1">1. </text:span><text:span text:style-name="T3">Dijkstra Algorithm</text:span></text:p>
      <text:p text:style-name="P9"/>
      <text:h text:style-name="P11" text:outline-level="2"><text:span text:style-name="T4">Algorithm: </text:span></text:h>
      <text:p text:style-name="Preformatted_20_Text"><text:span text:style-name="Strong_20_Emphasis"/></text:p>
      <text:p text:style-name="Preformatted_20_Text"><text:span text:style-name="Source_20_Text"><text:span text:style-name="T5">function dijkstra(G, S)</text:span></text:span></text:p>
      <text:p text:style-name="Preformatted_20_Text"><text:span text:style-name="Source_20_Text"><text:span text:style-name="T8"><text:s text:c="4"/>for each vertex V in G</text:span></text:span></text:p>
      <text:p text:style-name="Preformatted_20_Text"><text:span text:style-name="Source_20_Text"><text:span text:style-name="T8"><text:s text:c="8"/>distance[V] &lt;- infinite</text:span></text:span></text:p>
      <text:p text:style-name="Preformatted_20_Text"><text:span text:style-name="Source_20_Text"><text:span text:style-name="T8"><text:s text:c="8"/>previous[V] &lt;- NULL</text:span></text:span></text:p>
      <text:p text:style-name="Preformatted_20_Text"><text:span text:style-name="Source_20_Text"><text:span text:style-name="T8"><text:s text:c="8"/>If V != S, add V to Priority Queue Q</text:span></text:span></text:p>
      <text:p text:style-name="Preformatted_20_Text"><text:span text:style-name="Source_20_Text"><text:span text:style-name="T8"><text:s text:c="4"/>distance[S] &lt;- 0</text:span></text:span></text:p>
      <text:p text:style-name="Preformatted_20_Text"><text:span text:style-name="Source_20_Text"><text:span text:style-name="T8"><text:s text:c="8"/></text:span></text:span></text:p>
      <text:p text:style-name="Preformatted_20_Text"><text:span text:style-name="Source_20_Text"><text:span text:style-name="T8"><text:s text:c="4"/>while Q IS NOT EMPTY</text:span></text:span></text:p>
      <text:p text:style-name="Preformatted_20_Text"><text:span text:style-name="Source_20_Text"><text:span text:style-name="T8"><text:s text:c="8"/>U &lt;- Extract MIN from Q</text:span></text:span></text:p>
      <text:p text:style-name="Preformatted_20_Text"><text:span text:style-name="Source_20_Text"><text:span text:style-name="T8"><text:s text:c="8"/>for each unvisited neighbour V of U</text:span></text:span></text:p>
      <text:p text:style-name="Preformatted_20_Text"><text:span text:style-name="Source_20_Text"><text:span text:style-name="T8"><text:s text:c="12"/>tempDistance &lt;- distance[U] + edge_weight(U, V)</text:span></text:span></text:p>
      <text:p text:style-name="Preformatted_20_Text"><text:span text:style-name="Source_20_Text"><text:span text:style-name="T8"><text:s text:c="12"/>if tempDistance &lt; distance[V]</text:span></text:span></text:p>
      <text:p text:style-name="Preformatted_20_Text"><text:span text:style-name="Source_20_Text"><text:span text:style-name="T8"><text:s text:c="16"/>distance[V] &lt;- tempDistance</text:span></text:span></text:p>
      <text:p text:style-name="Preformatted_20_Text"><text:span text:style-name="Source_20_Text"><text:span text:style-name="T8"><text:s text:c="16"/>previous[V] &lt;- U</text:span></text:span></text:p>
      <text:p text:style-name="P14"><text:span text:style-name="Source_20_Text"><text:span text:style-name="T8"><text:s text:c="4"/>return distance[], previous[]</text:span></text:span></text:p>
      <text:h text:style-name="P12" text:outline-level="2"><text:span text:style-name="T4">Program:</text:span> </text:h>
      <text:p text:style-name="P7"/>
      <text:p text:style-name="P4">#include &lt;limits.h&gt;</text:p>
      <text:p text:style-name="P4">#include &lt;stdbool.h&gt;</text:p>
      <text:p text:style-name="P4">#include &lt;stdio.h&gt;</text:p>
      <text:p text:style-name="P4"/>
      <text:p text:style-name="P4">#define V 9</text:p>
      <text:p text:style-name="P4"/>
      <text:p text:style-name="P4">int minDistance(int dist[], bool sptSet[])</text:p>
      <text:p text:style-name="P4">{</text:p>
      <text:p text:style-name="P4"><text:tab/>int min = INT_MAX, min_index;</text:p>
      <text:p text:style-name="P4"/>
      <text:p text:style-name="P4"><text:tab/>for (int v = 0; v &lt; V; v++)</text:p>
      <text:p text:style-name="P4"><text:tab/><text:tab/>if (sptSet[v] == false &amp;&amp; dist[v] &lt;= min)</text:p>
      <text:p text:style-name="P4"><text:tab/><text:tab/><text:tab/>min = dist[v], min_index = v;</text:p>
      <text:p text:style-name="P4"/>
      <text:p text:style-name="P4"><text:tab/>return min_index;</text:p>
      <text:p text:style-name="P4">}</text:p>
      <text:p text:style-name="P4"/>
      <text:p text:style-name="P4">void printSolution(int dist[])</text:p>
      <text:p text:style-name="P4">{</text:p>
      <text:p text:style-name="P4"><text:tab/>printf("Vertex \t\t Distance from Source\n");</text:p>
      <text:p text:style-name="P4"><text:tab/>for (int i = 0; i &lt; V; i++)</text:p>
      <text:p text:style-name="P4"><text:tab/><text:tab/>printf("%d \t\t\t\t %d\n", i, dist[i]);</text:p>
      <text:p text:style-name="P4"><text:soft-page-break/>}</text:p>
      <text:p text:style-name="P4"/>
      <text:p text:style-name="P4">void dijkstra(int graph[V][V], int src)</text:p>
      <text:p text:style-name="P4">{</text:p>
      <text:p text:style-name="P4"><text:tab/>int dist[V];</text:p>
      <text:p text:style-name="P4"/>
      <text:p text:style-name="P4"><text:tab/>bool sptSet[V];</text:p>
      <text:p text:style-name="P4"><text:tab/>for (int i = 0; i &lt; V; i++)</text:p>
      <text:p text:style-name="P4"><text:tab/><text:tab/>dist[i] = INT_MAX, sptSet[i] = false;</text:p>
      <text:p text:style-name="P4"/>
      <text:p text:style-name="P4"><text:tab/>dist[src] = 0;</text:p>
      <text:p text:style-name="P4"/>
      <text:p text:style-name="P4"><text:tab/>for (int count = 0; count &lt; V - 1; count++) {</text:p>
      <text:p text:style-name="P4"><text:tab/><text:tab/>int u = minDistance(dist, sptSet);</text:p>
      <text:p text:style-name="P4"/>
      <text:p text:style-name="P4"><text:tab/><text:tab/>sptSet[u] = true;</text:p>
      <text:p text:style-name="P4"/>
      <text:p text:style-name="P4"><text:tab/><text:tab/>for (int v = 0; v &lt; V; v++)</text:p>
      <text:p text:style-name="P4"/>
      <text:p text:style-name="P4"><text:tab/><text:tab/><text:tab/>if (!sptSet[v] &amp;&amp; graph[u][v]</text:p>
      <text:p text:style-name="P4"><text:tab/><text:tab/><text:tab/><text:tab/>&amp;&amp; dist[u] != INT_MAX</text:p>
      <text:p text:style-name="P4"><text:tab/><text:tab/><text:tab/><text:tab/>&amp;&amp; dist[u] + graph[u][v] &lt; dist[v])</text:p>
      <text:p text:style-name="P4"><text:tab/><text:tab/><text:tab/><text:tab/>dist[v] = dist[u] + graph[u][v];</text:p>
      <text:p text:style-name="P4"><text:tab/>}</text:p>
      <text:p text:style-name="P4"/>
      <text:p text:style-name="P4"><text:tab/>printSolution(dist);</text:p>
      <text:p text:style-name="P4">}</text:p>
      <text:p text:style-name="P4"/>
      <text:p text:style-name="P4">int main()</text:p>
      <text:p text:style-name="P4">{</text:p>
      <text:p text:style-name="P4"><text:tab/>int graph[V][V] = { { 0, 4, 0, 0, 0, 0, 0, 8, 0 },</text:p>
      <text:p text:style-name="P4"><text:tab/><text:tab/><text:tab/><text:tab/><text:tab/><text:tab/>{ 4, 0, 8, 0, 0, 0, 0, 11, 0 },</text:p>
      <text:p text:style-name="P4"><text:tab/><text:tab/><text:tab/><text:tab/><text:tab/><text:tab/>{ 0, 8, 0, 7, 0, 4, 0, 0, 2 },</text:p>
      <text:p text:style-name="P4"><text:tab/><text:tab/><text:tab/><text:tab/><text:tab/><text:tab/>{ 0, 0, 7, 0, 9, 14, 0, 0, 0 },</text:p>
      <text:p text:style-name="P4"><text:tab/><text:tab/><text:tab/><text:tab/><text:tab/><text:tab/>{ 0, 0, 0, 9, 0, 10, 0, 0, 0 },</text:p>
      <text:p text:style-name="P4"><text:tab/><text:tab/><text:tab/><text:tab/><text:tab/><text:tab/>{ 0, 0, 4, 14, 10, 0, 2, 0, 0 },</text:p>
      <text:p text:style-name="P4"><text:tab/><text:tab/><text:tab/><text:tab/><text:tab/><text:tab/>{ 0, 0, 0, 0, 0, 2, 0, 1, 6 },</text:p>
      <text:p text:style-name="P4"><text:tab/><text:tab/><text:tab/><text:tab/><text:tab/><text:tab/>{ 8, 11, 0, 0, 0, 0, 1, 0, 7 },</text:p>
      <text:p text:style-name="P4"><text:tab/><text:tab/><text:tab/><text:tab/><text:tab/><text:tab/>{ 0, 0, 2, 0, 0, 0, 6, 7, 0 } };</text:p>
      <text:p text:style-name="P4"/>
      <text:p text:style-name="P4"><text:tab/>dijkstra(graph, 0);</text:p>
      <text:p text:style-name="P4"/>
      <text:p text:style-name="P4"><text:tab/>return 0;</text:p>
      <text:p text:style-name="P4">}</text:p>
      <text:p text:style-name="P4"/>
      <text:h text:style-name="P12" text:outline-level="2">Output:</text:h>
      <text:p text:style-name="P8">Vertex <text:s text:c="10"/>Distance from Source</text:p>
      <text:p text:style-name="P8">0 <text:s text:c="31"/>0</text:p>
      <text:p text:style-name="P8">1 <text:s text:c="31"/>4</text:p>
      <text:p text:style-name="P8">2 <text:s text:c="31"/>12</text:p>
      <text:p text:style-name="P8">3 <text:s text:c="31"/>19</text:p>
      <text:p text:style-name="P8">4 <text:s text:c="31"/>21</text:p>
      <text:p text:style-name="P8"><text:soft-page-break/>5 <text:s text:c="31"/>11</text:p>
      <text:p text:style-name="P8">6 <text:s text:c="31"/>9</text:p>
      <text:p text:style-name="P8">7 <text:s text:c="31"/>8</text:p>
      <text:p text:style-name="P8">8 <text:s text:c="31"/>14</text:p>
      <text:p text:style-name="P9"/>
      <text:p text:style-name="P9"/>
      <text:p text:style-name="P9"/>
      <text:p text:style-name="P9"/>
      <text:p text:style-name="P9"><text:span text:style-name="T2"/></text:p>
      <text:p text:style-name="P9"><text:span text:style-name="T2">2. </text:span><text:span text:style-name="T3">Bellman Ford Algorithm</text:span></text:p>
      <text:p text:style-name="P6"/>
      <text:h text:style-name="Heading_20_2" text:outline-level="2">Algorithm:</text:h>
      <text:p text:style-name="Preformatted_20_Text">1. Initialize distances from the source to all vertices as infinite and distance to the source itself as 0. Create an array dist[] of size |V| with all values as infinite except dist[src] where src is source vertex.</text:p>
      <text:p text:style-name="Preformatted_20_Text">2. Calculate shortest distances. Do following |V|-1 times where |V| is the number of vertices in given graph. Do following for each edge u-v </text:p>
      <text:p text:style-name="Preformatted_20_Text">3. If dist[v] &gt; dist[u] + weight of edge uv, then update dist[v] to</text:p>
      <text:p text:style-name="Preformatted_20_Text"><text:s text:c="12"/>dist[v] = dist[u] + weight of edge uv</text:p>
      <text:p text:style-name="Preformatted_20_Text">4. Report if there is a negative weight cycle in the graph. Again traverse every edge and do following for each edge u-v </text:p>
      <text:p text:style-name="Preformatted_20_Text"><text:s text:c="8"/>If dist[v] &gt; dist[u] + weight of edge uv, then “Graph contains negative weight cycle” </text:p>
      <text:p text:style-name="Preformatted_20_Text"><text:s text:c="8"/>The idea of step 3 is, step 2 guarantees the shortest distances if the graph doesn’t contain a negative weight cycle. If we iterate through all edges one more time and get a shorter path for any vertex, then there is a negative weight cycle</text:p>
      <text:p text:style-name="Preformatted_20_Text"/>
      <text:h text:style-name="Heading_20_2" text:outline-level="2">Program. </text:h>
      <text:p text:style-name="Preformatted_20_Text">#include &lt;stdio.h&gt;</text:p>
      <text:p text:style-name="Preformatted_20_Text">#include &lt;stdlib.h&gt;</text:p>
      <text:p text:style-name="Preformatted_20_Text">#include &lt;string.h&gt;</text:p>
      <text:p text:style-name="Preformatted_20_Text">#include &lt;limits.h&gt;</text:p>
      <text:p text:style-name="Preformatted_20_Text"><text:s/></text:p>
      <text:p text:style-name="Preformatted_20_Text">struct Edge</text:p>
      <text:p text:style-name="Preformatted_20_Text">{</text:p>
      <text:p text:style-name="Preformatted_20_Text"><text:s text:c="4"/>int source, destination, weight;</text:p>
      <text:p text:style-name="Preformatted_20_Text">};</text:p>
      <text:p text:style-name="Preformatted_20_Text"><text:s/></text:p>
      <text:p text:style-name="Preformatted_20_Text">struct Graph</text:p>
      <text:p text:style-name="Preformatted_20_Text">{</text:p>
      <text:p text:style-name="Preformatted_20_Text"><text:s text:c="4"/>int V, E;</text:p>
      <text:p text:style-name="Preformatted_20_Text"><text:s/></text:p>
      <text:p text:style-name="Preformatted_20_Text"><text:s text:c="4"/>struct Edge* edge;</text:p>
      <text:p text:style-name="Preformatted_20_Text">};</text:p>
      <text:p text:style-name="Preformatted_20_Text"><text:s/></text:p>
      <text:p text:style-name="Preformatted_20_Text">struct Graph* createGraph(int V, int E)</text:p>
      <text:p text:style-name="Preformatted_20_Text">{</text:p>
      <text:p text:style-name="Preformatted_20_Text"><text:s text:c="4"/>struct Graph* graph = (struct Graph*) malloc( sizeof(struct Graph));</text:p>
      <text:p text:style-name="Preformatted_20_Text"><text:soft-page-break/><text:s/></text:p>
      <text:p text:style-name="Preformatted_20_Text"><text:s text:c="4"/>graph-&gt;V = V;</text:p>
      <text:p text:style-name="Preformatted_20_Text"><text:s/></text:p>
      <text:p text:style-name="Preformatted_20_Text"><text:s text:c="4"/>graph-&gt;E = E;</text:p>
      <text:p text:style-name="Preformatted_20_Text"><text:s/></text:p>
      <text:p text:style-name="Preformatted_20_Text"><text:s text:c="4"/>graph-&gt;edge = (struct Edge*) malloc( graph-&gt;E * sizeof( struct Edge ) );</text:p>
      <text:p text:style-name="Preformatted_20_Text"><text:s/></text:p>
      <text:p text:style-name="Preformatted_20_Text"><text:s text:c="4"/>return graph;</text:p>
      <text:p text:style-name="Preformatted_20_Text">}</text:p>
      <text:p text:style-name="Preformatted_20_Text"><text:s/></text:p>
      <text:p text:style-name="Preformatted_20_Text">void FinalSolution(int dist[], int n)</text:p>
      <text:p text:style-name="Preformatted_20_Text">{</text:p>
      <text:p text:style-name="Preformatted_20_Text"><text:s text:c="4"/>printf("\nVertex\tDistance from Source Vertex\n");</text:p>
      <text:p text:style-name="Preformatted_20_Text"><text:s text:c="4"/>int i;</text:p>
      <text:p text:style-name="Preformatted_20_Text"><text:s/></text:p>
      <text:p text:style-name="Preformatted_20_Text"><text:s text:c="4"/>for (i = 0; i &lt; n; ++i){</text:p>
      <text:p text:style-name="Preformatted_20_Text">printf("%d \t\t %d\n", i, dist[i]);</text:p>
      <text:p text:style-name="Preformatted_20_Text">}</text:p>
      <text:p text:style-name="Preformatted_20_Text">}</text:p>
      <text:p text:style-name="Preformatted_20_Text"><text:s/></text:p>
      <text:p text:style-name="Preformatted_20_Text">void BellmanFord(struct Graph* graph, int source)</text:p>
      <text:p text:style-name="Preformatted_20_Text">{</text:p>
      <text:p text:style-name="Preformatted_20_Text"><text:s text:c="4"/>int V = graph-&gt;V;</text:p>
      <text:p text:style-name="Preformatted_20_Text"><text:s text:c="4"/>int E = graph-&gt;E;</text:p>
      <text:p text:style-name="Preformatted_20_Text"><text:s text:c="4"/>int StoreDistance[V];</text:p>
      <text:p text:style-name="Preformatted_20_Text"><text:s text:c="4"/>int i,j;</text:p>
      <text:p text:style-name="Preformatted_20_Text"><text:s/></text:p>
      <text:p text:style-name="Preformatted_20_Text"><text:s/></text:p>
      <text:p text:style-name="Preformatted_20_Text"><text:s text:c="4"/>for (i = 0; i &lt; V; i++)</text:p>
      <text:p text:style-name="Preformatted_20_Text"><text:s text:c="8"/>StoreDistance[i] = INT_MAX;</text:p>
      <text:p text:style-name="Preformatted_20_Text"><text:s/></text:p>
      <text:p text:style-name="Preformatted_20_Text"><text:s text:c="4"/>StoreDistance[source] = 0;</text:p>
      <text:p text:style-name="Preformatted_20_Text"><text:s/></text:p>
      <text:p text:style-name="Preformatted_20_Text"><text:s text:c="4"/>for (i = 1; i &lt;= V-1; i++)</text:p>
      <text:p text:style-name="Preformatted_20_Text"><text:s text:c="4"/>{</text:p>
      <text:p text:style-name="Preformatted_20_Text"><text:s text:c="8"/>for (j = 0; j &lt; E; j++)</text:p>
      <text:p text:style-name="Preformatted_20_Text"><text:s text:c="8"/>{</text:p>
      <text:p text:style-name="Preformatted_20_Text"><text:s text:c="12"/>int u = graph-&gt;edge[j].source;</text:p>
      <text:p text:style-name="Preformatted_20_Text"><text:s/></text:p>
      <text:p text:style-name="Preformatted_20_Text"><text:s text:c="12"/>int v = graph-&gt;edge[j].destination;</text:p>
      <text:p text:style-name="Preformatted_20_Text"><text:s/></text:p>
      <text:p text:style-name="Preformatted_20_Text"><text:s text:c="12"/>int weight = graph-&gt;edge[j].weight;</text:p>
      <text:p text:style-name="Preformatted_20_Text"><text:s/></text:p>
      <text:p text:style-name="Preformatted_20_Text"><text:s text:c="12"/>if (StoreDistance[u] + weight &lt; StoreDistance[v])</text:p>
      <text:p text:style-name="Preformatted_20_Text"><text:s text:c="16"/>StoreDistance[v] = StoreDistance[u] + weight;</text:p>
      <text:p text:style-name="Preformatted_20_Text"><text:s text:c="8"/>}</text:p>
      <text:p text:style-name="Preformatted_20_Text"><text:s text:c="4"/>}</text:p>
      <text:p text:style-name="Preformatted_20_Text"><text:s/></text:p>
      <text:p text:style-name="Preformatted_20_Text"><text:s text:c="4"/>for (i = 0; i &lt; E; i++)</text:p>
      <text:p text:style-name="Preformatted_20_Text"><text:s text:c="4"/>{</text:p>
      <text:p text:style-name="Preformatted_20_Text"><text:s text:c="8"/>int u = graph-&gt;edge[i].source;</text:p>
      <text:p text:style-name="Preformatted_20_Text"><text:s/></text:p>
      <text:p text:style-name="Preformatted_20_Text"><text:s text:c="8"/>int v = graph-&gt;edge[i].destination;</text:p>
      <text:p text:style-name="Preformatted_20_Text"><text:soft-page-break/><text:s/></text:p>
      <text:p text:style-name="Preformatted_20_Text"><text:s text:c="8"/>int weight = graph-&gt;edge[i].weight;</text:p>
      <text:p text:style-name="Preformatted_20_Text"><text:s/></text:p>
      <text:p text:style-name="Preformatted_20_Text"><text:s text:c="8"/>if (StoreDistance[u] + weight &lt; StoreDistance[v])</text:p>
      <text:p text:style-name="Preformatted_20_Text"><text:s text:c="12"/>printf("This graph contains negative edge cycle\n");</text:p>
      <text:p text:style-name="Preformatted_20_Text"><text:s text:c="4"/>}</text:p>
      <text:p text:style-name="Preformatted_20_Text"><text:s/></text:p>
      <text:p text:style-name="Preformatted_20_Text"><text:s text:c="4"/>FinalSolution(StoreDistance, V);</text:p>
      <text:p text:style-name="Preformatted_20_Text"><text:s/></text:p>
      <text:p text:style-name="Preformatted_20_Text"><text:s text:c="4"/>return;</text:p>
      <text:p text:style-name="Preformatted_20_Text">}</text:p>
      <text:p text:style-name="Preformatted_20_Text"><text:s/></text:p>
      <text:p text:style-name="Preformatted_20_Text">int main()</text:p>
      <text:p text:style-name="Preformatted_20_Text">{</text:p>
      <text:p text:style-name="Preformatted_20_Text"><text:s text:c="4"/>int V,E,S;</text:p>
      <text:p text:style-name="Preformatted_20_Text"><text:s/></text:p>
      <text:p text:style-name="Preformatted_20_Text"><text:tab/>printf("Enter number of vertices in graph\n");</text:p>
      <text:p text:style-name="Preformatted_20_Text"><text:s text:c="4"/>scanf("%d",&amp;V);</text:p>
      <text:p text:style-name="Preformatted_20_Text"><text:s/></text:p>
      <text:p text:style-name="Preformatted_20_Text"><text:tab/>printf("Enter number of edges in graph\n");</text:p>
      <text:p text:style-name="Preformatted_20_Text"><text:s text:c="4"/>scanf("%d",&amp;E);</text:p>
      <text:p text:style-name="Preformatted_20_Text"><text:s/></text:p>
      <text:p text:style-name="Preformatted_20_Text"><text:tab/>printf("Enter your source vertex number\n");</text:p>
      <text:p text:style-name="Preformatted_20_Text"><text:tab/>scanf("%d",&amp;S);</text:p>
      <text:p text:style-name="Preformatted_20_Text"><text:s/></text:p>
      <text:p text:style-name="Preformatted_20_Text"><text:s text:c="4"/>struct Graph* graph = createGraph(V, E);</text:p>
      <text:p text:style-name="Preformatted_20_Text"><text:s/></text:p>
      <text:p text:style-name="Preformatted_20_Text"><text:s text:c="4"/>int i;</text:p>
      <text:p text:style-name="Preformatted_20_Text"><text:s text:c="4"/>for(i=0;i&lt;E;i++){</text:p>
      <text:p text:style-name="Preformatted_20_Text"><text:s text:c="8"/>printf("\nEnter edge %d properties Source, destination, weight respectively\n",i+1);</text:p>
      <text:p text:style-name="Preformatted_20_Text"><text:s text:c="8"/>scanf("%d",&amp;graph-&gt;edge[i].source);</text:p>
      <text:p text:style-name="Preformatted_20_Text"><text:s text:c="8"/>scanf("%d",&amp;graph-&gt;edge[i].destination);</text:p>
      <text:p text:style-name="Preformatted_20_Text"><text:s text:c="8"/>scanf("%d",&amp;graph-&gt;edge[i].weight);</text:p>
      <text:p text:style-name="Preformatted_20_Text"><text:s text:c="4"/>}</text:p>
      <text:p text:style-name="Preformatted_20_Text"><text:s/></text:p>
      <text:p text:style-name="Preformatted_20_Text"><text:s text:c="4"/>BellmanFord(graph, S);</text:p>
      <text:p text:style-name="Preformatted_20_Text"><text:s/></text:p>
      <text:p text:style-name="Preformatted_20_Text"><text:s text:c="4"/>return 0;</text:p>
      <text:p text:style-name="Preformatted_20_Text">}</text:p>
      <text:p text:style-name="P2"/>
      <text:h text:style-name="Heading_20_2" text:outline-level="2">Output:</text:h>
      <text:p text:style-name="P3">Enter number of vertices in graph: 5</text:p>
      <text:p text:style-name="P3">Enter number of edges in graph: 3</text:p>
      <text:p text:style-name="P3">Enter your source vertex number: 1 1 2</text:p>
      <text:p text:style-name="P3"/>
      <text:p text:style-name="P3">Enter edge 1 properties Source, destination, weight respectively: 1 1 2</text:p>
      <text:p text:style-name="P3"/>
      <text:p text:style-name="P3">Enter edge 2 properties Source, destination, weight respectively: 1 1 1</text:p>
      <text:p text:style-name="P3"/>
      <text:p text:style-name="P3">Enter edge 3 properties Source, destination, weight respectively: 1 1 1</text:p>
      <text:p text:style-name="P3"/>
      <text:p text:style-name="P3"><text:soft-page-break/>Vertex <text:s/>Distance from Source Vertex: 0 <text:s text:c="10"/>2147483647</text:p>
      <text:p text:style-name="P3">1 <text:s text:c="15"/>0</text:p>
      <text:p text:style-name="P3">2 <text:s text:c="15"/>1</text:p>
      <text:p text:style-name="P3">3 <text:s text:c="15"/>2147483647</text:p>
      <text:p text:style-name="P3">4 <text:s text:c="15"/>2147483647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P052" fo:font-family="P052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Source Code Pro Medium" fo:font-family="'Source Code Pro Medium'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1:35:11.280118989</meta:creation-date>
    <meta:editing-duration>PT45M14S</meta:editing-duration>
    <meta:editing-cycles>3</meta:editing-cycles>
    <meta:generator>LibreOffice/7.4.6.2$Linux_X86_64 LibreOffice_project/40$Build-2</meta:generator>
    <dc:title>daa_assignment</dc:title>
    <dc:date>2023-05-16T22:27:06.412557803</dc:date>
    <meta:document-statistic meta:table-count="0" meta:image-count="0" meta:object-count="0" meta:page-count="6" meta:paragraph-count="214" meta:word-count="856" meta:character-count="5659" meta:non-whitespace-character-count="4033"/>
    <meta:template xlink:type="simple" xlink:actuate="onRequest" xlink:title="daa_assignment" xlink:href="../../../../../Templates/daa_assignment.ott" meta:date="2023-05-16T21:35:09.903113520"/>
  </office:meta>
</office:document-meta>
</file>